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01" calcext:value-type="float">
            <text:p>5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2:07:42.890221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24T12:16:39.444340360</dc:date>
    <dc:creator>Jesus Castagnetto</dc:creator>
    <meta:editing-duration>P5DT20H59M24S</meta:editing-duration>
    <meta:editing-cycles>597</meta:editing-cycles>
    <meta:generator>LibreOffice/6.4.7.2$Linux_X86_64 LibreOffice_project/40$Build-2</meta:generator>
    <meta:document-statistic meta:table-count="1" meta:cell-count="4026" meta:object-count="0"/>
  </office:meta>
</office:document-meta>
</file>